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6701in"/>
    </style:style>
    <style:style style:name="co6" style:family="table-column">
      <style:table-column-properties fo:break-before="auto" style:column-width="1.9783in"/>
    </style:style>
    <style:style style:name="co7" style:family="table-column">
      <style:table-column-properties fo:break-before="auto" style:column-width="11.3673in"/>
    </style:style>
    <style:style style:name="co8"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CPUID Feature Flags</text:p>
          </table:table-cell>
          <table:table-cell table:style-name="ce9" office:value-type="string">
            <text:p>AT&amp;T Mnemonic</text:p>
          </table:table-cell>
          <table:table-cell table:style-name="ce9" office:value-type="string">
            <text:p>Description</text:p>
          </table:table-cell>
        </table:table-row>
        <table:table-row table:style-name="ro1">
          <table:table-cell table:style-name="ce1"/>
          <table:table-cell table:style-name="ce9" table:number-columns-repeated="6"/>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L after addition.</text:p>
          </table:table-cell>
        </table:table-row>
        <table:table-row table:style-name="ro1">
          <table:table-cell table:number-columns-repeated="7"/>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djust AX before division to number base imm8.</text:p>
          </table:table-cell>
        </table:table-row>
        <table:table-row table:style-name="ro1">
          <table:table-cell table:number-columns-repeated="6"/>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djust AX after multiply to number base imm8.</text:p>
          </table:table-cell>
        </table:table-row>
        <table:table-row table:style-name="ro1">
          <table:table-cell table:number-columns-repeated="6"/>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L after subtraction.</text:p>
          </table:table-cell>
        </table:table-row>
        <table:table-row table:style-name="ro1">
          <table:table-cell table:number-columns-repeated="7"/>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cb</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7"/>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7"/>
          <table:table-cell table:style-name="ce4" office:value-type="string">
            <text:p>adcb</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r/m64 to r64.</text:p>
          </table:table-cell>
        </table:table-row>
        <table:table-row table:style-name="ro1">
          <table:table-cell table:number-columns-repeated="7"/>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r/m64 to r64.</text:p>
          </table:table-cell>
        </table:table-row>
        <table:table-row table:style-name="ro1">
          <table:table-cell table:number-columns-repeated="7"/>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ddpd</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d</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d</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ddps</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s</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s</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addsd</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d</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7"/>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addss</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s</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7"/>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SSE3</text:p>
          </table:table-cell>
          <table:table-cell table:style-name="ce4" office:value-type="string">
            <text:p>addsubpd</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d</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d</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SSE3</text:p>
          </table:table-cell>
          <table:table-cell table:style-name="ce4" office:value-type="string">
            <text:p>addsubps</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s</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s</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dec</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dec</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7"/>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declast</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AEX AVX</text:p>
          </table:table-cell>
          <table:table-cell table:style-name="ce4" office:value-type="string">
            <text:p>vaesdeclast</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7"/>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enc</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enc</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7"/>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enclast</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enclast</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7"/>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imc</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imc</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7"/>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ES</text:p>
          </table:table-cell>
          <table:table-cell table:style-name="ce4" office:value-type="string">
            <text:p>aeskeygenassist</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keygenassist</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7"/>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64 AND r/m64.</text:p>
          </table:table-cell>
        </table:table-row>
        <table:table-row table:style-name="ro1">
          <table:table-cell table:number-columns-repeated="7"/>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ndpd</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d</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d</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7"/>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ndps</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s</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s</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7"/>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ndnpd</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d</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d</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7"/>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ndnps</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s</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s</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7"/>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Adjust RPL of r/m16 to not less than RPL of r16.</text:p>
          </table:table-cell>
        </table:table-row>
        <table:table-row table:style-name="ro1">
          <table:table-cell table:number-columns-repeated="7"/>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pd</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d</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d</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7"/>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ps</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s</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s</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7"/>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vpd</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d</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d</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7"/>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vps</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s</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s</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7"/>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heck if r32 (array index) is within bounds specified by m16&amp;16.</text:p>
          </table:table-cell>
        </table:table-row>
        <table:table-row table:style-name="ro1">
          <table:table-cell table:number-columns-repeated="7"/>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table:table-cell table:style-name="ce4" office:value-type="string">
            <text:p>bsfw</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table:table-cell table:style-name="ce4" office:value-type="string">
            <text:p>bsfl</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sfq</text:p>
          </table:table-cell>
          <table:table-cell table:style-name="ce4" office:value-type="string">
            <text:p>Bit scan forward on r/m64.</text:p>
          </table:table-cell>
        </table:table-row>
        <table:table-row table:style-name="ro1">
          <table:table-cell table:number-columns-repeated="7"/>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table:table-cell table:style-name="ce4" office:value-type="string">
            <text:p>bsrw</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table:table-cell table:style-name="ce4" office:value-type="string">
            <text:p>bsrl</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srq</text:p>
          </table:table-cell>
          <table:table-cell table:style-name="ce4" office:value-type="string">
            <text:p>Bit scan reverse on r/m64.</text:p>
          </table:table-cell>
        </table:table-row>
        <table:table-row table:style-name="ro1">
          <table:table-cell table:number-columns-repeated="7"/>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table:table-cell table:style-name="ce4" office:value-type="string">
            <text:p>bswap</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table:table-cell office:value-type="string">
            <text:p>bswap</text:p>
          </table:table-cell>
          <table:table-cell table:style-name="ce4" office:value-type="string">
            <text:p>Reverses the byte order of a 64-bit register.</text:p>
          </table:table-cell>
        </table:table-row>
        <table:table-row table:style-name="ro1">
          <table:table-cell table:number-columns-repeated="5"/>
          <table:table-cell table:style-name="Default"/>
          <table:table-cell/>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q</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q</text:p>
          </table:table-cell>
          <table:table-cell table:style-name="ce4" office:value-type="string">
            <text:p>Store selected bit in CF flag.</text:p>
          </table:table-cell>
        </table:table-row>
        <table:table-row table:style-name="ro1">
          <table:table-cell table:number-columns-repeated="7"/>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cq</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cq</text:p>
          </table:table-cell>
          <table:table-cell table:style-name="ce4" office:value-type="string">
            <text:p>Store selected bit in CF flag and complement.</text:p>
          </table:table-cell>
        </table:table-row>
        <table:table-row table:style-name="ro1">
          <table:table-cell table:number-columns-repeated="7"/>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rq</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rq</text:p>
          </table:table-cell>
          <table:table-cell table:style-name="ce4" office:value-type="string">
            <text:p>Store selected bit in CF flag and clear.</text:p>
          </table:table-cell>
        </table:table-row>
        <table:table-row table:style-name="ro1">
          <table:table-cell table:number-columns-repeated="7"/>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sq</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sq</text:p>
          </table:table-cell>
          <table:table-cell table:style-name="ce4" office:value-type="string">
            <text:p>Store selected bit in CF flag and set.</text:p>
          </table:table-cell>
        </table:table-row>
        <table:table-row table:style-name="ro1">
          <table:table-cell table:number-columns-repeated="7"/>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table:number-columns-repeated="2"/>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allq</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allq</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7"/>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table:table-cell table:style-name="ce4" office:value-type="string">
            <text:p>cbtw</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table:table-cell table:style-name="ce4" office:value-type="string">
            <text:p>cwtl</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ltq</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7"/>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table:table-cell table:style-name="ce4" office:value-type="string">
            <text:p>clc</text:p>
          </table:table-cell>
          <table:table-cell table:style-name="ce4" office:value-type="string">
            <text:p>Clear CF flag.</text:p>
          </table:table-cell>
        </table:table-row>
        <table:table-row table:style-name="ro1">
          <table:table-cell table:number-columns-repeated="7"/>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table:table-cell table:style-name="ce4" office:value-type="string">
            <text:p>cld</text:p>
          </table:table-cell>
          <table:table-cell table:style-name="ce4" office:value-type="string">
            <text:p>Clear DF flag.</text:p>
          </table:table-cell>
        </table:table-row>
        <table:table-row table:style-name="ro1">
          <table:table-cell table:number-columns-repeated="7"/>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table:table-cell table:style-name="ce4" office:value-type="string">
            <text:p>clflush</text:p>
          </table:table-cell>
          <table:table-cell table:style-name="ce4" office:value-type="string">
            <text:p>Flushes cache line containing m8.</text:p>
          </table:table-cell>
        </table:table-row>
        <table:table-row table:style-name="ro1">
          <table:table-cell table:number-columns-repeated="7"/>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7"/>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table:table-cell table:style-name="ce4" office:value-type="string">
            <text:p>clts</text:p>
          </table:table-cell>
          <table:table-cell table:style-name="ce4" office:value-type="string">
            <text:p>Clears TS flag in CR0.</text:p>
          </table:table-cell>
        </table:table-row>
        <table:table-row table:style-name="ro1">
          <table:table-cell table:number-columns-repeated="7"/>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table:table-cell table:style-name="ce4" office:value-type="string">
            <text:p>cmc</text:p>
          </table:table-cell>
          <table:table-cell table:style-name="ce4" office:value-type="string">
            <text:p>Complement CF flag.</text:p>
          </table:table-cell>
        </table:table-row>
        <table:table-row table:style-name="ro1">
          <table:table-cell table:number-columns-repeated="7"/>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table:table-cell table:style-name="ce4" office:value-type="string">
            <text:p>cmovaw</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7"/>
          <table:table-cell table:style-name="ce7" office:value-type="string">
            <text:p>cmoval</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q</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table:table-cell table:style-name="ce4" office:value-type="string">
            <text:p>cmovaew</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7"/>
          <table:table-cell table:style-name="ce7" office:value-type="string">
            <text:p>cmovael</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eq</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table:table-cell table:style-name="ce4" office:value-type="string">
            <text:p>cmovew</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7"/>
          <table:table-cell table:style-name="ce7" office:value-type="string">
            <text:p>cmovel</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eq</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table:table-cell table:style-name="ce4" office:value-type="string">
            <text:p>cmovgw</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7"/>
          <table:table-cell table:style-name="ce7" office:value-type="string">
            <text:p>cmovgl</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q</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table:table-cell table:style-name="ce4" office:value-type="string">
            <text:p>cmovgew</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7"/>
          <table:table-cell table:style-name="ce7" office:value-type="string">
            <text:p>cmovgel</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eq</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table:table-cell table:style-name="ce4" office:value-type="string">
            <text:p>cmovlw</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7"/>
          <table:table-cell table:style-name="ce7" office:value-type="string">
            <text:p>cmovll</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q</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table:table-cell table:style-name="ce4" office:value-type="string">
            <text:p>cmovlew</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7"/>
          <table:table-cell table:style-name="ce7" office:value-type="string">
            <text:p>cmovlel</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eq</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table:table-cell table:style-name="ce4" office:value-type="string">
            <text:p>cmovaew</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7"/>
          <table:table-cell table:style-name="ce7" office:value-type="string">
            <text:p>cmovael</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eq</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table:table-cell table:style-name="ce4" office:value-type="string">
            <text:p>cmovnew</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7"/>
          <table:table-cell table:style-name="ce7" office:value-type="string">
            <text:p>cmovnel</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eq</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table:table-cell table:style-name="ce4" office:value-type="string">
            <text:p>cmovlew</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7"/>
          <table:table-cell table:style-name="ce7" office:value-type="string">
            <text:p>cmovlel</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eq</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table:table-cell table:style-name="ce4" office:value-type="string">
            <text:p>cmovlw</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7"/>
          <table:table-cell table:style-name="ce7" office:value-type="string">
            <text:p>cmovll</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q</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table:table-cell table:style-name="ce4" office:value-type="string">
            <text:p>cmovgew</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7"/>
          <table:table-cell table:style-name="ce7" office:value-type="string">
            <text:p>cmovgel</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eq</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table:table-cell table:style-name="ce4" office:value-type="string">
            <text:p>cmovgw</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7"/>
          <table:table-cell table:style-name="ce7" office:value-type="string">
            <text:p>cmovgl</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q</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table:table-cell table:style-name="ce4" office:value-type="string">
            <text:p>cmovnow</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7"/>
          <table:table-cell table:style-name="ce7" office:value-type="string">
            <text:p>cmovnol</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oq</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table:table-cell table:style-name="ce4" office:value-type="string">
            <text:p>cmovnpw</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7"/>
          <table:table-cell table:style-name="ce7" office:value-type="string">
            <text:p>cmovnpl</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pq</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table:table-cell table:style-name="ce4" office:value-type="string">
            <text:p>cmovnsw</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7"/>
          <table:table-cell table:style-name="ce7" office:value-type="string">
            <text:p>cmovnsl</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sq</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table:table-cell table:style-name="ce4" office:value-type="string">
            <text:p>cmovnew</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7"/>
          <table:table-cell table:style-name="ce7" office:value-type="string">
            <text:p>cmovnel</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eq</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table:table-cell table:style-name="ce4" office:value-type="string">
            <text:p>cmovow</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7"/>
          <table:table-cell table:style-name="ce7" office:value-type="string">
            <text:p>cmovol</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oq</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table:table-cell table:style-name="ce4" office:value-type="string">
            <text:p>cmovpw</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7"/>
          <table:table-cell table:style-name="ce7" office:value-type="string">
            <text:p>cmovpl</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pq</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table:table-cell table:style-name="ce4" office:value-type="string">
            <text:p>cmovpw</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7"/>
          <table:table-cell table:style-name="ce7" office:value-type="string">
            <text:p>cmovpl</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pq</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table:table-cell table:style-name="ce4" office:value-type="string">
            <text:p>cmovnpw</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7"/>
          <table:table-cell table:style-name="ce7" office:value-type="string">
            <text:p>cmovnpl</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pq</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table:table-cell table:style-name="ce4" office:value-type="string">
            <text:p>cmovsw</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7"/>
          <table:table-cell table:style-name="ce7" office:value-type="string">
            <text:p>cmovsl</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sq</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table:table-cell table:style-name="ce4" office:value-type="string">
            <text:p>cmovew</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7"/>
          <table:table-cell table:style-name="ce7" office:value-type="string">
            <text:p>cmovel</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eq</text:p>
          </table:table-cell>
          <table:table-cell table:style-name="ce4" office:value-type="string">
            <text:p>Move if zero (ZF=1).</text:p>
          </table:table-cell>
        </table:table-row>
        <table:table-row table:style-name="ro1">
          <table:table-cell table:number-columns-repeated="3"/>
          <table:table-cell table:style-name="ce4" table:number-columns-repeated="3"/>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r/m64 with r64.</text:p>
          </table:table-cell>
        </table:table-row>
        <table:table-row table:style-name="ro1">
          <table:table-cell table:number-columns-repeated="7"/>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cmppd</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d</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d</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cell table:style-name="Default"/>
          <table:table-cell/>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SSE</text:p>
          </table:table-cell>
          <table:table-cell office:value-type="string">
            <text:p>cmpps</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s</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s</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7"/>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s</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table:table-cell table:style-name="ce4" office:value-type="string">
            <text:p>cmpsl</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7"/>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cmpsd</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sd</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7"/>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SSE</text:p>
          </table:table-cell>
          <table:table-cell table:style-name="ce4" office:value-type="string">
            <text:p>cmpss</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ss</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7"/>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table:table-cell table:style-name="ce4" office:value-type="string">
            <text:p>cmpxchgw</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table:table-cell table:style-name="ce4" office:value-type="string">
            <text:p>cmpxchgl</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q</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7"/>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table:table-cell table:style-name="ce4" office:value-type="string">
            <text:p>cmpxchg8b</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16b</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7"/>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omisd</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7"/>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comiss</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7"/>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7"/>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table:table-cell table:style-name="ce4" office:value-type="string">
            <text:p>crc32w</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table:table-cell table:style-name="ce4" office:value-type="string">
            <text:p>crc32l</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q</text:p>
          </table:table-cell>
          <table:table-cell table:style-name="ce4" office:value-type="string">
            <text:p>Accumulate CRC32 on r/m64.</text:p>
          </table:table-cell>
        </table:table-row>
        <table:table-row table:style-name="ro1">
          <table:table-cell table:number-columns-repeated="7"/>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dq2pd</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d</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d</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7"/>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dq2ps</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s</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s</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7"/>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d2dq</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dq</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dq</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7"/>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table:table-cell table:style-name="ce4" office:value-type="string">
            <text:p>cvtpd2pi</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7"/>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d2ps</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ps</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ps</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7"/>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table:table-cell table:style-name="ce4" office:value-type="string">
            <text:p>cvtpi2pd</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7"/>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table:table-cell table:style-name="ce4" office:value-type="string">
            <text:p>cvtpi2ps</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7"/>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s2dq</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dq</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dq</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7"/>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s2pd</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pd</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pd</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7"/>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table:table-cell table:style-name="ce4" office:value-type="string">
            <text:p>cvtps2pi</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7"/>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d2si</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sd2si</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d2si</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d2si</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7"/>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d2ss</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d2ss</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7"/>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i2sd</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si2sd</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i2sd</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i2sd</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7"/>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si2ss</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si2ss</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i2ss</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i2ss</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7"/>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s2sd</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s2sd</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7"/>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ss2si</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ss2si</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s2si</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s2si</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7"/>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pd2dq</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d2dq</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d2dq</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7"/>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table:table-cell table:style-name="ce4" office:value-type="string">
            <text:p>cvttpd2pi</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7"/>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ps2dq</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s2dq</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s2dq</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7"/>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table:table-cell table:style-name="ce4" office:value-type="string">
            <text:p>cvttps2pi</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7"/>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sd2si</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tsd2si</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sd2si</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tsd2si</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7"/>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tss2si</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tss2si</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ss2si</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tss2si</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7"/>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table:table-cell table:style-name="ce4" office:value-type="string">
            <text:p>cwtd</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table:table-cell table:style-name="ce4" office:value-type="string">
            <text:p>cltd</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qto</text:p>
          </table:table-cell>
          <table:table-cell table:style-name="ce4" office:value-type="string">
            <text:p>RDX:RAX = sign-extend of RAX.</text:p>
          </table:table-cell>
        </table:table-row>
        <table:table-row table:style-name="ro1">
          <table:table-cell table:number-columns-repeated="7"/>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Decimal adjust AL after addition.</text:p>
          </table:table-cell>
        </table:table-row>
        <table:table-row table:style-name="ro1">
          <table:table-cell table:number-columns-repeated="7"/>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Decimal adjust AL after subtraction.</text:p>
          </table:table-cell>
        </table:table-row>
        <table:table-row table:style-name="ro1">
          <table:table-cell table:number-columns-repeated="7"/>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7"/>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table:table-cell table:style-name="ce4" office:value-type="string">
            <text:p>decw</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table:table-cell table:style-name="ce4" office:value-type="string">
            <text:p>decl</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decq</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Decrement r32 by 1.</text:p>
          </table:table-cell>
        </table:table-row>
        <table:table-row table:style-name="ro1">
          <table:table-cell table:number-columns-repeated="7"/>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table:table-cell table:style-name="ce4"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table:table-cell table:style-name="ce4" office:value-type="string">
            <text:p>divw</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table:table-cell table:style-name="ce4" office:value-type="string">
            <text:p>divl</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divq</text:p>
          </table:table-cell>
          <table:table-cell table:style-name="ce4" office:value-type="string">
            <text:p>Unsigned divide RDX:RAX by r/m64, with result stored in RAX = Quotient, RDX = Remainder.</text:p>
          </table:table-cell>
        </table:table-row>
        <table:table-row table:style-name="ro1">
          <table:table-cell table:number-columns-repeated="7"/>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divpd</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d</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d</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7"/>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divps</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s</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s</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7"/>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divsd</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divsd</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7"/>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divss</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divss</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7"/>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dppd</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d</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7"/>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dpps</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s</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s</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7"/>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7"/>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nested stack frame for a procedure.</text:p>
          </table:table-cell>
        </table:table-row>
        <table:table-row table:style-name="ro1">
          <table:table-cell table:number-columns-repeated="4"/>
          <table:table-cell table:style-name="Default"/>
          <table:table-cell table:number-columns-repeated="2"/>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office:value-type="string">
            <text:p>SSE4_1</text:p>
          </table:table-cell>
          <table:table-cell table:style-name="ce4" office:value-type="string">
            <text:p>extractps</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extractps</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7"/>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4"/>
          <table:table-cell table:style-name="ce4" office:value-type="string">
            <text:p>f2xm1</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7"/>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7"/>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table:table-cell table:style-name="ce4" office:value-type="string">
            <text:p>fadds</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table:table-cell table:style-name="ce4" office:value-type="string">
            <text:p>faddl</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table:table-cell table:style-name="ce4" office:value-type="string">
            <text:p>fadd</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table:table-cell table:style-name="ce4" office:value-type="string">
            <text:p>fadd</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table:table-cell table:style-name="ce4" office:value-type="string">
            <text:p>faddp</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table:table-cell table:style-name="ce4" office:value-type="string">
            <text:p>fiaddl</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table:table-cell table:style-name="ce4" office:value-type="string">
            <text:p>fiadd</text:p>
          </table:table-cell>
          <table:table-cell table:style-name="ce4" office:value-type="string">
            <text:p>Add m16int to ST(0) and store result in ST(0).</text:p>
          </table:table-cell>
        </table:table-row>
        <table:table-row table:style-name="ro1">
          <table:table-cell table:number-columns-repeated="7"/>
        </table:table-row>
        <table:table-row table:style-name="ro1">
          <table:table-cell table:style-name="ce4" office:value-type="string">
            <text:p>DF /4</text:p>
          </table:table-cell>
          <table:table-cell table:style-name="ce4" office:value-type="string">
            <text:p>FBLD m80bcd</text:p>
          </table:table-cell>
          <table:table-cell table:number-columns-repeated="2" table:style-name="ce4" office:value-type="string">
            <text:p>V</text:p>
          </table:table-cell>
          <table:table-cell table:style-name="ce4"/>
          <table:table-cell table:style-name="ce4" office:value-type="string">
            <text:p>fbld</text:p>
          </table:table-cell>
          <table:table-cell table:style-name="ce4" office:value-type="string">
            <text:p>Convert BCD value to floating-point and push onto the FPU stack.</text:p>
          </table:table-cell>
        </table:table-row>
        <table:table-row table:style-name="ro1">
          <table:table-cell table:number-columns-repeated="7"/>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table:table-cell table:style-name="ce4" office:value-type="string">
            <text:p>fbstp</text:p>
          </table:table-cell>
          <table:table-cell table:style-name="ce4" office:value-type="string">
            <text:p>Store ST(0) in m80bcd and pop ST(0).</text:p>
          </table:table-cell>
        </table:table-row>
        <table:table-row table:style-name="ro1">
          <table:table-cell table:number-columns-repeated="7"/>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table:table-cell table:style-name="ce4" office:value-type="string">
            <text:p>fchs</text:p>
          </table:table-cell>
          <table:table-cell table:style-name="ce4" office:value-type="string">
            <text:p>Complements sign of ST(0).</text:p>
          </table:table-cell>
        </table:table-row>
        <table:table-row table:style-name="ro1">
          <table:table-cell table:number-columns-repeated="7"/>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7"/>
          <table:table-cell table:style-name="ce7" office:value-type="string">
            <text:p>fnclex</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7"/>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table:table-cell table:style-name="ce4" office:value-type="string">
            <text:p>fcmovb</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table:table-cell table:style-name="ce4" office:value-type="string">
            <text:p>fcmove</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table:table-cell table:style-name="ce4" office:value-type="string">
            <text:p>fcmovbe</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table:table-cell table:style-name="ce4" office:value-type="string">
            <text:p>fcmovu</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table:table-cell table:style-name="ce4" office:value-type="string">
            <text:p>fcmovnb</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table:table-cell table:style-name="ce4" office:value-type="string">
            <text:p>fcmovne</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table:table-cell table:style-name="ce4" office:value-type="string">
            <text:p>fcmovnbe</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table:table-cell table:style-name="ce4" office:value-type="string">
            <text:p>fcmovnu</text:p>
          </table:table-cell>
          <table:table-cell table:style-name="ce4" office:value-type="string">
            <text:p>Move if not unordered (PF=0).</text:p>
          </table:table-cell>
        </table:table-row>
        <table:table-row table:style-name="ro1">
          <table:table-cell table:number-columns-repeated="7"/>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table:table-cell table:style-name="ce4" office:value-type="string">
            <text:p>fcoms</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table:table-cell table:style-name="ce4" office:value-type="string">
            <text:p>fcoml</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table:table-cell table:style-name="ce4" office:value-type="string">
            <text:p>fcom</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table:table-cell table:style-name="ce4" office:value-type="string">
            <text:p>fcomps</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table:table-cell table:style-name="ce4" office:value-type="string">
            <text:p>fcompl</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table:table-cell table:style-name="ce4" office:value-type="string">
            <text:p>fcomp</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table:table-cell table:style-name="ce4" office:value-type="string">
            <text:p>fcomp</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7"/>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row>
        <table:table-row table:style-name="ro1">
          <table:table-cell table:number-columns-repeated="7"/>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table:table-cell table:style-name="ce4" office:value-type="string">
            <text:p>fcos</text:p>
          </table:table-cell>
          <table:table-cell table:style-name="ce4" office:value-type="string">
            <text:p>Replace ST(0) with its cosine.</text:p>
          </table:table-cell>
        </table:table-row>
        <table:table-row table:style-name="ro1">
          <table:table-cell table:number-columns-repeated="7"/>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row>
        <table:table-row table:style-name="ro1">
          <table:table-cell table:number-columns-repeated="7"/>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row>
        <table:table-row table:style-name="ro1">
          <table:table-cell table:number-columns-repeated="7"/>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row>
        <table:table-row table:style-name="ro1">
          <table:table-cell table:number-columns-repeated="7"/>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row>
        <table:table-row table:style-name="ro1">
          <table:table-cell table:number-columns-repeated="7"/>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row>
        <table:table-row table:style-name="ro1">
          <table:table-cell table:number-columns-repeated="7"/>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row>
        <table:table-row table:style-name="ro1">
          <table:table-cell table:number-columns-repeated="7"/>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row>
        <table:table-row table:style-name="ro1">
          <table:table-cell table:number-columns-repeated="7"/>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row>
        <table:table-row table:style-name="ro1">
          <table:table-cell table:number-columns-repeated="7"/>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row>
        <table:table-row table:style-name="ro1">
          <table:table-cell table:number-columns-repeated="7"/>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row>
        <table:table-row table:style-name="ro1">
          <table:table-cell table:number-columns-repeated="7"/>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row>
        <table:table-row table:style-name="ro1">
          <table:table-cell table:number-columns-repeated="7"/>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row>
        <table:table-row table:style-name="ro1">
          <table:table-cell table:number-columns-repeated="7"/>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row>
        <table:table-row table:style-name="ro1">
          <table:table-cell table:number-columns-repeated="7"/>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row>
        <table:table-row table:style-name="ro1">
          <table:table-cell table:number-columns-repeated="7"/>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row>
        <table:table-row table:style-name="ro1">
          <table:table-cell table:number-columns-repeated="7"/>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row>
        <table:table-row table:style-name="ro1">
          <table:table-cell table:number-columns-repeated="7"/>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row>
        <table:table-row table:style-name="ro1">
          <table:table-cell table:number-columns-repeated="7"/>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row>
        <table:table-row table:style-name="ro1">
          <table:table-cell table:number-columns-repeated="7"/>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row>
        <table:table-row table:style-name="ro1">
          <table:table-cell table:number-columns-repeated="7"/>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row>
        <table:table-row table:style-name="ro1">
          <table:table-cell table:number-columns-repeated="7"/>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row>
        <table:table-row table:style-name="ro1">
          <table:table-cell table:number-columns-repeated="7"/>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row>
        <table:table-row table:style-name="ro1">
          <table:table-cell table:number-columns-repeated="7"/>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7"/>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row>
        <table:table-row table:style-name="ro1">
          <table:table-cell table:number-columns-repeated="7"/>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row>
        <table:table-row table:style-name="ro1">
          <table:table-cell table:number-columns-repeated="7"/>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row>
        <table:table-row table:style-name="ro1">
          <table:table-cell table:number-columns-repeated="7"/>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row>
        <table:table-row table:style-name="ro1">
          <table:table-cell table:number-columns-repeated="7"/>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row>
        <table:table-row table:style-name="ro1">
          <table:table-cell table:number-columns-repeated="7"/>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row>
        <table:table-row table:style-name="ro1">
          <table:table-cell table:number-columns-repeated="7"/>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7"/>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row>
        <table:table-row table:style-name="ro1">
          <table:table-cell table:number-columns-repeated="7"/>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row>
        <table:table-row table:style-name="ro1">
          <table:table-cell table:number-columns-repeated="7"/>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row>
        <table:table-row table:style-name="ro1">
          <table:table-cell table:number-columns-repeated="7"/>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table:table-cell office:value-type="string">
            <text:p>ftst</text:p>
          </table:table-cell>
          <table:table-cell office:value-type="string">
            <text:p>Compare ST(0) with 0.0.</text:p>
          </table:table-cell>
        </table:table-row>
        <table:table-row table:style-name="ro1">
          <table:table-cell table:number-columns-repeated="7"/>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table:table-cell office:value-type="string">
            <text:p>fucom</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row>
        <table:table-row table:style-name="ro1">
          <table:table-cell table:number-columns-repeated="7"/>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table:table-cell office:value-type="string">
            <text:p>fxam</text:p>
          </table:table-cell>
          <table:table-cell office:value-type="string">
            <text:p>Classify value or number in ST(0).</text:p>
          </table:table-cell>
        </table:table-row>
        <table:table-row table:style-name="ro1">
          <table:table-cell table:number-columns-repeated="7"/>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row>
        <table:table-row table:style-name="ro1">
          <table:table-cell table:number-columns-repeated="7"/>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row>
        <table:table-row table:style-name="ro1">
          <table:table-cell table:number-columns-repeated="7"/>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row>
        <table:table-row table:style-name="ro1">
          <table:table-cell table:number-columns-repeated="7"/>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7"/>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row>
        <table:table-row table:style-name="ro1">
          <table:table-cell table:number-columns-repeated="7"/>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row>
        <table:table-row table:style-name="ro1">
          <table:table-cell table:number-columns-repeated="7"/>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row>
        <table:table-row table:style-name="ro1">
          <table:table-cell table:number-columns-repeated="7"/>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row>
        <table:table-row table:style-name="ro1">
          <table:table-cell table:number-columns-repeated="7"/>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table:table-cell office:value-type="string">
            <text:p>hlt</text:p>
          </table:table-cell>
          <table:table-cell office:value-type="string">
            <text:p>Halt</text:p>
          </table:table-cell>
        </table:table-row>
        <table:table-row table:style-name="ro1">
          <table:table-cell table:number-columns-repeated="7"/>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row>
        <table:table-row table:style-name="ro1">
          <table:table-cell table:number-columns-repeated="7"/>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row>
        <table:table-row table:style-name="ro1">
          <table:table-cell table:number-columns-repeated="7"/>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row>
        <table:table-row table:style-name="ro1">
          <table:table-cell table:number-columns-repeated="7"/>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row>
        <table:table-row table:style-name="ro1">
          <table:table-cell table:number-columns-repeated="7"/>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row>
        <table:table-row table:style-name="ro1">
          <table:table-cell table:number-columns-repeated="7"/>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table:number-columns-repeated="2"/>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table:number-columns-repeated="2"/>
          <table:table-cell office:value-type="string">
            <text:p>Increment doubleword register by 1.</text:p>
          </table:table-cell>
        </table:table-row>
        <table:table-row table:style-name="ro1">
          <table:table-cell table:number-columns-repeated="7"/>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row>
        <table:table-row table:style-name="ro1">
          <table:table-cell table:number-columns-repeated="7"/>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7"/>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table:number-columns-repeated="2"/>
          <table:table-cell office:value-type="string">
            <text:p>Interrupt 4—if overflow flag is 1.</text:p>
          </table:table-cell>
        </table:table-row>
        <table:table-row table:style-name="ro1">
          <table:table-cell table:number-columns-repeated="7"/>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row>
        <table:table-row table:style-name="ro1">
          <table:table-cell table:number-columns-repeated="7"/>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row>
        <table:table-row table:style-name="ro1">
          <table:table-cell table:number-columns-repeated="7"/>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PCID</text:p>
          </table:table-cell>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7"/>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row>
        <table:table-row table:style-name="ro1">
          <table:table-cell table:number-columns-repeated="7"/>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table:number-columns-repeated="2"/>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table:number-columns-repeated="2"/>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table:number-columns-repeated="2"/>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table:number-columns-repeated="2"/>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table:number-columns-repeated="2"/>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table:number-columns-repeated="2"/>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table:number-columns-repeated="2"/>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table:number-columns-repeated="2"/>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table:number-columns-repeated="2"/>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table:number-columns-repeated="2"/>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table:number-columns-repeated="2"/>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table:number-columns-repeated="2"/>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table:number-columns-repeated="2"/>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table:number-columns-repeated="2"/>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table:number-columns-repeated="2"/>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table:number-columns-repeated="2"/>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table:number-columns-repeated="2"/>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table:number-columns-repeated="2"/>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table:number-columns-repeated="2"/>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table:number-columns-repeated="2"/>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table:number-columns-repeated="2"/>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table:number-columns-repeated="2"/>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table:number-columns-repeated="2"/>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table:number-columns-repeated="2"/>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table:number-columns-repeated="2"/>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table:number-columns-repeated="2"/>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table:number-columns-repeated="2"/>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table:number-columns-repeated="2"/>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table:number-columns-repeated="2"/>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table:number-columns-repeated="2"/>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row>
        <table:table-row table:style-name="ro1">
          <table:table-cell table:number-columns-repeated="7"/>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table:number-columns-repeated="2"/>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table:number-columns-repeated="2"/>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table:number-columns-repeated="2"/>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table:number-columns-repeated="2"/>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table:number-columns-repeated="2"/>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row>
        <table:table-row table:style-name="ro1">
          <table:table-cell table:number-columns-repeated="7"/>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row>
        <table:table-row table:style-name="ro1">
          <table:table-cell table:number-columns-repeated="7"/>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row>
        <table:table-row table:style-name="ro1">
          <table:table-cell table:number-columns-repeated="7"/>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row>
        <table:table-row table:style-name="ro1">
          <table:table-cell table:number-columns-repeated="7"/>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row>
        <table:table-row table:style-name="ro1">
          <table:table-cell table:number-columns-repeated="7"/>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table:number-columns-repeated="2"/>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table:number-columns-repeated="2"/>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table:number-columns-repeated="2"/>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table:number-columns-repeated="2"/>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row>
        <table:table-row table:style-name="ro1">
          <table:table-cell table:number-columns-repeated="7"/>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row>
        <table:table-row table:style-name="ro1">
          <table:table-cell table:number-columns-repeated="7"/>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table:number-columns-repeated="2"/>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row>
        <table:table-row table:style-name="ro1">
          <table:table-cell table:number-columns-repeated="7"/>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row>
        <table:table-row table:style-name="ro1">
          <table:table-cell table:number-columns-repeated="7"/>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table:number-columns-repeated="2"/>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table:number-columns-repeated="2"/>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row>
        <table:table-row table:style-name="ro1">
          <table:table-cell table:number-columns-repeated="7"/>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row>
        <table:table-row table:style-name="ro1">
          <table:table-cell table:number-columns-repeated="7"/>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row>
        <table:table-row table:style-name="ro1">
          <table:table-cell table:number-columns-repeated="7"/>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row>
        <table:table-row table:style-name="ro1">
          <table:table-cell table:number-columns-repeated="7"/>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row>
        <table:table-row table:style-name="ro1">
          <table:table-cell table:number-columns-repeated="7"/>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row>
        <table:table-row table:style-name="ro1">
          <table:table-cell table:number-columns-repeated="7"/>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row>
        <table:table-row table:style-name="ro1">
          <table:table-cell table:number-columns-repeated="7"/>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row>
        <table:table-row table:style-name="ro1">
          <table:table-cell table:number-columns-repeated="7"/>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7"/>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7"/>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row>
        <table:table-row table:style-name="ro1">
          <table:table-cell table:number-columns-repeated="7"/>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row>
        <table:table-row table:style-name="ro1">
          <table:table-cell table:number-columns-repeated="7"/>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row>
        <table:table-row table:style-name="ro1">
          <table:table-cell table:number-columns-repeated="7"/>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row>
        <table:table-row table:style-name="ro1">
          <table:table-cell table:number-columns-repeated="4"/>
          <table:table-cell table:style-name="Default"/>
          <table:table-cell table:number-columns-repeated="2"/>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row>
        <table:table-row table:style-name="ro1">
          <table:table-cell table:number-columns-repeated="7"/>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row>
        <table:table-row table:style-name="ro1">
          <table:table-cell table:number-columns-repeated="7"/>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row>
        <table:table-row table:style-name="ro1">
          <table:table-cell table:number-columns-repeated="7"/>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row>
        <table:table-row table:style-name="ro1">
          <table:table-cell table:number-columns-repeated="7"/>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row>
        <table:table-row table:style-name="ro1">
          <table:table-cell table:number-columns-repeated="7"/>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7"/>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row>
        <table:table-row table:style-name="ro1">
          <table:table-cell table:number-columns-repeated="7"/>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table:table-cell office:value-type="string">
            <text:p>movl</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table:table-cell office:value-type="string">
            <text:p>movl</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row>
        <table:table-row table:style-name="ro1">
          <table:table-cell table:number-columns-repeated="7"/>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table:table-cell office:value-type="string">
            <text:p>movl</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table:table-cell office:value-type="string">
            <text:p>movl</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row>
        <table:table-row table:style-name="ro1">
          <table:table-cell table:number-columns-repeated="7"/>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row>
        <table:table-row table:style-name="ro1">
          <table:table-cell table:number-columns-repeated="7"/>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row>
        <table:table-row table:style-name="ro1">
          <table:table-cell table:number-columns-repeated="7"/>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row>
        <table:table-row table:style-name="ro1">
          <table:table-cell table:number-columns-repeated="7"/>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row>
        <table:table-row table:style-name="ro1">
          <table:table-cell table:number-columns-repeated="7"/>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row>
        <table:table-row table:style-name="ro1">
          <table:table-cell table:number-columns-repeated="7"/>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row>
        <table:table-row table:style-name="ro1">
          <table:table-cell table:number-columns-repeated="7"/>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row>
        <table:table-row table:style-name="ro1">
          <table:table-cell table:number-columns-repeated="7"/>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row>
        <table:table-row table:style-name="ro1">
          <table:table-cell table:number-columns-repeated="7"/>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row>
        <table:table-row table:style-name="ro1">
          <table:table-cell table:number-columns-repeated="7"/>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row>
        <table:table-row table:style-name="ro1">
          <table:table-cell table:number-columns-repeated="7"/>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row>
        <table:table-row table:style-name="ro1">
          <table:table-cell table:number-columns-repeated="7"/>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row>
        <table:table-row table:style-name="ro1">
          <table:table-cell table:number-columns-repeated="7"/>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row>
        <table:table-row table:style-name="ro1">
          <table:table-cell table:number-columns-repeated="7"/>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row>
        <table:table-row table:style-name="ro1">
          <table:table-cell table:number-columns-repeated="7"/>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row>
        <table:table-row table:style-name="ro1">
          <table:table-cell table:number-columns-repeated="7"/>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row>
        <table:table-row table:style-name="ro1">
          <table:table-cell table:number-columns-repeated="7"/>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row>
        <table:table-row table:style-name="ro1">
          <table:table-cell table:number-columns-repeated="7"/>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row>
        <table:table-row table:style-name="ro1">
          <table:table-cell table:number-columns-repeated="7"/>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row>
        <table:table-row table:style-name="ro1">
          <table:table-cell table:number-columns-repeated="7"/>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row>
        <table:table-row table:style-name="ro1">
          <table:table-cell table:number-columns-repeated="7"/>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row>
        <table:table-row table:style-name="ro1">
          <table:table-cell table:number-columns-repeated="7"/>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row>
        <table:table-row table:style-name="ro1">
          <table:table-cell table:number-columns-repeated="7"/>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row>
        <table:table-row table:style-name="ro1">
          <table:table-cell table:number-columns-repeated="7"/>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row>
        <table:table-row table:style-name="ro1">
          <table:table-cell table:number-columns-repeated="7"/>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row>
        <table:table-row table:style-name="ro1">
          <table:table-cell table:number-columns-repeated="7"/>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row>
        <table:table-row table:style-name="ro1">
          <table:table-cell table:number-columns-repeated="7"/>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row>
        <table:table-row table:style-name="ro1">
          <table:table-cell table:number-columns-repeated="7"/>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row>
        <table:table-row table:style-name="ro1">
          <table:table-cell table:number-columns-repeated="7"/>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row>
        <table:table-row table:style-name="ro1">
          <table:table-cell table:number-columns-repeated="7"/>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row>
        <table:table-row table:style-name="ro1">
          <table:table-cell table:number-columns-repeated="7"/>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7"/>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row>
        <table:table-row table:style-name="ro1">
          <table:table-cell table:number-columns-repeated="7"/>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row>
        <table:table-row table:style-name="ro1">
          <table:table-cell table:number-columns-repeated="7"/>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row>
        <table:table-row table:style-name="ro1">
          <table:table-cell table:number-columns-repeated="7"/>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7"/>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7"/>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7"/>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row>
        <table:table-row table:style-name="ro1">
          <table:table-cell table:number-columns-repeated="7"/>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row>
        <table:table-row table:style-name="ro1">
          <table:table-cell table:number-columns-repeated="7"/>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row>
        <table:table-row table:style-name="ro1">
          <table:table-cell table:number-columns-repeated="7"/>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table:table-cell office:value-type="string">
            <text:p>orb</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table:table-cell office:value-type="string">
            <text:p>orw</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table:table-cell office:value-type="string">
            <text:p>orl</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table:table-cell office:value-type="string">
            <text:p>orb</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table:table-cell office:value-type="string">
            <text:p>orb</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table:table-cell office:value-type="string">
            <text:p>orw</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table:table-cell office:value-type="string">
            <text:p>orl</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table:table-cell office:value-type="string">
            <text:p>orb</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table:table-cell office:value-type="string">
            <text:p>orw</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table:table-cell office:value-type="string">
            <text:p>orl</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row>
        <table:table-row table:style-name="ro1">
          <table:table-cell table:number-columns-repeated="7"/>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row>
        <table:table-row table:style-name="ro1">
          <table:table-cell table:number-columns-repeated="7"/>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row>
        <table:table-row table:style-name="ro1">
          <table:table-cell table:number-columns-repeated="7"/>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row>
        <table:table-row table:style-name="ro1">
          <table:table-cell table:number-columns-repeated="7"/>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row>
        <table:table-row table:style-name="ro1">
          <table:table-cell table:number-columns-repeated="7"/>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row>
        <table:table-row table:style-name="ro1">
          <table:table-cell table:number-columns-repeated="7"/>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7"/>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7"/>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7"/>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row>
        <table:table-row table:style-name="ro1">
          <table:table-cell table:number-columns-repeated="7"/>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row>
        <table:table-row table:style-name="ro1">
          <table:table-cell table:number-columns-repeated="7"/>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row>
        <table:table-row table:style-name="ro1">
          <table:table-cell table:number-columns-repeated="7"/>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row>
        <table:table-row table:style-name="ro1">
          <table:table-cell table:number-columns-repeated="7"/>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7"/>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row>
        <table:table-row table:style-name="ro1">
          <table:table-cell table:number-columns-repeated="7"/>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row>
        <table:table-row table:style-name="ro1">
          <table:table-cell table:number-columns-repeated="7"/>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row>
        <table:table-row table:style-name="ro1">
          <table:table-cell table:number-columns-repeated="4"/>
          <table:table-cell table:style-name="Default"/>
          <table:table-cell table:number-columns-repeated="2"/>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row>
        <table:table-row table:style-name="ro1">
          <table:table-cell table:number-columns-repeated="7"/>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7"/>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row>
        <table:table-row table:style-name="ro1">
          <table:table-cell table:number-columns-repeated="7"/>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7"/>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row>
        <table:table-row table:style-name="ro1">
          <table:table-cell table:number-columns-repeated="7"/>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row>
        <table:table-row table:style-name="ro1">
          <table:table-cell table:number-columns-repeated="7"/>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7"/>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7"/>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row>
        <table:table-row table:style-name="ro1">
          <table:table-cell table:number-columns-repeated="7"/>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row>
        <table:table-row table:style-name="ro1">
          <table:table-cell table:number-columns-repeated="7"/>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7"/>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7"/>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row>
        <table:table-row table:style-name="ro1">
          <table:table-cell table:number-columns-repeated="7"/>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7"/>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row>
        <table:table-row table:style-name="ro1">
          <table:table-cell table:number-columns-repeated="7"/>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row>
        <table:table-row table:style-name="ro1">
          <table:table-cell table:number-columns-repeated="7"/>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7"/>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row>
        <table:table-row table:style-name="ro1">
          <table:table-cell table:number-columns-repeated="7"/>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row>
        <table:table-row table:style-name="ro1">
          <table:table-cell table:number-columns-repeated="7"/>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SSE4_1</text:p>
          </table:table-cell>
          <table:table-cell office:value-type="string">
            <text:p>pinsrq</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row>
        <table:table-row table:style-name="ro1">
          <table:table-cell table:number-columns-repeated="7"/>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row>
        <table:table-row table:style-name="ro1">
          <table:table-cell table:number-columns-repeated="7"/>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row>
        <table:table-row table:style-name="ro1">
          <table:table-cell table:number-columns-repeated="7"/>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7"/>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row>
        <table:table-row table:style-name="ro1">
          <table:table-cell table:number-columns-repeated="7"/>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row>
        <table:table-row table:style-name="ro1">
          <table:table-cell table:number-columns-repeated="7"/>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row>
        <table:table-row table:style-name="ro1">
          <table:table-cell table:number-columns-repeated="7"/>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row>
        <table:table-row table:style-name="ro1">
          <table:table-cell table:number-columns-repeated="7"/>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row>
        <table:table-row table:style-name="ro1">
          <table:table-cell table:number-columns-repeated="7"/>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row>
        <table:table-row table:style-name="ro1">
          <table:table-cell table:number-columns-repeated="7"/>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row>
        <table:table-row table:style-name="ro1">
          <table:table-cell table:number-columns-repeated="7"/>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row>
        <table:table-row table:style-name="ro1">
          <table:table-cell table:number-columns-repeated="7"/>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row>
        <table:table-row table:style-name="ro1">
          <table:table-cell table:number-columns-repeated="7"/>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row>
        <table:table-row table:style-name="ro1">
          <table:table-cell table:number-columns-repeated="7"/>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row>
        <table:table-row table:style-name="ro1">
          <table:table-cell table:number-columns-repeated="7"/>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row>
        <table:table-row table:style-name="ro1">
          <table:table-cell table:number-columns-repeated="7"/>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row>
        <table:table-row table:style-name="ro1">
          <table:table-cell table:number-columns-repeated="7"/>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row>
        <table:table-row table:style-name="ro1">
          <table:table-cell table:number-columns-repeated="7"/>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row>
        <table:table-row table:style-name="ro1">
          <table:table-cell table:number-columns-repeated="7"/>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7"/>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row>
        <table:table-row table:style-name="ro1">
          <table:table-cell table:number-columns-repeated="7"/>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7"/>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7"/>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7"/>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7"/>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7"/>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table:number-columns-repeated="2"/>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table:number-columns-repeated="2"/>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table:number-columns-repeated="2"/>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table:number-columns-repeated="2"/>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table:number-columns-repeated="2"/>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table:number-columns-repeated="2"/>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table:number-columns-repeated="2"/>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row>
        <table:table-row table:style-name="ro1">
          <table:table-cell table:number-columns-repeated="7"/>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table:number-columns-repeated="2"/>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table:number-columns-repeated="2"/>
          <table:table-cell office:value-type="string">
            <text:p>Pop EDI, ESI, EBP, EBX, EDX, ECX, and EAX.</text:p>
          </table:table-cell>
        </table:table-row>
        <table:table-row table:style-name="ro1">
          <table:table-cell table:number-columns-repeated="7"/>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row>
        <table:table-row table:style-name="ro1">
          <table:table-cell table:number-columns-repeated="7"/>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table:number-columns-repeated="2"/>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row>
        <table:table-row table:style-name="ro1">
          <table:table-cell table:number-columns-repeated="7"/>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row>
        <table:table-row table:style-name="ro1">
          <table:table-cell table:number-columns-repeated="4"/>
          <table:table-cell table:style-name="Default"/>
          <table:table-cell table:number-columns-repeated="2"/>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row>
        <table:table-row table:style-name="ro1">
          <table:table-cell table:number-columns-repeated="7"/>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7"/>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row>
        <table:table-row table:style-name="ro1">
          <table:table-cell table:number-columns-repeated="7"/>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row>
        <table:table-row table:style-name="ro1">
          <table:table-cell table:number-columns-repeated="7"/>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row>
        <table:table-row table:style-name="ro1">
          <table:table-cell table:number-columns-repeated="7"/>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row>
        <table:table-row table:style-name="ro1">
          <table:table-cell table:number-columns-repeated="7"/>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row>
        <table:table-row table:style-name="ro1">
          <table:table-cell table:number-columns-repeated="7"/>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row>
        <table:table-row table:style-name="ro1">
          <table:table-cell table:number-columns-repeated="7"/>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row>
        <table:table-row table:style-name="ro1">
          <table:table-cell table:number-columns-repeated="7"/>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office:value-type="string">
            <text:p>MMX</text:p>
          </table:table-cell>
          <table:table-cell office:value-type="string">
            <text:p>psllw</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office:value-type="string">
            <text:p>MMX</text:p>
          </table:table-cell>
          <table:table-cell office:value-type="string">
            <text:p>psllw</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office:value-type="string">
            <text:p>MMX</text:p>
          </table:table-cell>
          <table:table-cell office:value-type="string">
            <text:p>pslld</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office:value-type="string">
            <text:p>MMX</text:p>
          </table:table-cell>
          <table:table-cell office:value-type="string">
            <text:p>pslld</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office:value-type="string">
            <text:p>MMX</text:p>
          </table:table-cell>
          <table:table-cell office:value-type="string">
            <text:p>psllq</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office:value-type="string">
            <text:p>MMX</text:p>
          </table:table-cell>
          <table:table-cell office:value-type="string">
            <text:p>psllq</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4" office:value-type="string">
            <text:p>Shift quadwords in xmm2 left by imm8 while shifting in 0s.</text:p>
          </table:table-cell>
        </table:table-row>
        <table:table-row table:style-name="ro1">
          <table:table-cell table:number-columns-repeated="7"/>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office:value-type="string">
            <text:p>MMX</text:p>
          </table:table-cell>
          <table:table-cell office:value-type="string">
            <text:p>psraw</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office:value-type="string">
            <text:p>MMX</text:p>
          </table:table-cell>
          <table:table-cell office:value-type="string">
            <text:p>psraw</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office:value-type="string">
            <text:p>MMX</text:p>
          </table:table-cell>
          <table:table-cell office:value-type="string">
            <text:p>psrad</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office:value-type="string">
            <text:p>MMX</text:p>
          </table:table-cell>
          <table:table-cell office:value-type="string">
            <text:p>psrad</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4" office:value-type="string">
            <text:p>Shift doublewords in xmm2 right by imm8 while shifting in sign bits.</text:p>
          </table:table-cell>
        </table:table-row>
        <table:table-row table:style-name="ro1">
          <table:table-cell table:number-columns-repeated="7"/>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psrldq</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srldq</text:p>
          </table:table-cell>
          <table:table-cell table:style-name="ce4" office:value-type="string">
            <text:p>Shift xmm2 right by imm8 bytes while shifting in 0s.</text:p>
          </table:table-cell>
        </table:table-row>
        <table:table-row table:style-name="ro1">
          <table:table-cell table:number-columns-repeated="7"/>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office:value-type="string">
            <text:p>MMX</text:p>
          </table:table-cell>
          <table:table-cell office:value-type="string">
            <text:p>psrlw</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office:value-type="string">
            <text:p>MMX</text:p>
          </table:table-cell>
          <table:table-cell office:value-type="string">
            <text:p>psrlw</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office:value-type="string">
            <text:p>MMX</text:p>
          </table:table-cell>
          <table:table-cell office:value-type="string">
            <text:p>psrldq</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office:value-type="string">
            <text:p>MMX</text:p>
          </table:table-cell>
          <table:table-cell office:value-type="string">
            <text:p>psrldq</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office:value-type="string">
            <text:p>MMX</text:p>
          </table:table-cell>
          <table:table-cell office:value-type="string">
            <text:p>psrlq</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office:value-type="string">
            <text:p>MMX</text:p>
          </table:table-cell>
          <table:table-cell office:value-type="string">
            <text:p>psrlq</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4" office:value-type="string">
            <text:p>Shift quadwords in xmm2 right by imm8 while shifting in 0s.</text:p>
          </table:table-cell>
        </table:table-row>
        <table:table-row table:style-name="ro1">
          <table:table-cell table:number-columns-repeated="7"/>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office:value-type="string">
            <text:p>MMX</text:p>
          </table:table-cell>
          <table:table-cell office:value-type="string">
            <text:p>psubb</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office:value-type="string">
            <text:p>SSE2</text:p>
          </table:table-cell>
          <table:table-cell office:value-type="string">
            <text:p>psubb</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office:value-type="string">
            <text:p>MMX</text:p>
          </table:table-cell>
          <table:table-cell office:value-type="string">
            <text:p>psubw</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office:value-type="string">
            <text:p>SSE2</text:p>
          </table:table-cell>
          <table:table-cell office:value-type="string">
            <text:p>psubw</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office:value-type="string">
            <text:p>MMX</text:p>
          </table:table-cell>
          <table:table-cell office:value-type="string">
            <text:p>psubd</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office:value-type="string">
            <text:p>SSE2</text:p>
          </table:table-cell>
          <table:table-cell office:value-type="string">
            <text:p>psubd</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office:value-type="string">
            <text:p>AVX</text:p>
          </table:table-cell>
          <table:table-cell office:value-type="string">
            <text:p>vpsubb</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office:value-type="string">
            <text:p>AVX</text:p>
          </table:table-cell>
          <table:table-cell office:value-type="string">
            <text:p>vpsubw</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office:value-type="string">
            <text:p>AVX</text:p>
          </table:table-cell>
          <table:table-cell office:value-type="string">
            <text:p>vpsubd</text:p>
          </table:table-cell>
          <table:table-cell table:style-name="ce4" office:value-type="string">
            <text:p>Subtract packed doubleword integers in xmm3/m128 from xmm2.</text:p>
          </table:table-cell>
        </table:table-row>
        <table:table-row table:style-name="ro1">
          <table:table-cell table:number-columns-repeated="7"/>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office:value-type="string">
            <text:p>SSE2</text:p>
          </table:table-cell>
          <table:table-cell office:value-type="string">
            <text:p>psubq</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office:value-type="string">
            <text:p>SSE2</text:p>
          </table:table-cell>
          <table:table-cell office:value-type="string">
            <text:p>psubq</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subq</text:p>
          </table:table-cell>
          <table:table-cell table:style-name="ce4" office:value-type="string">
            <text:p>Subtract packed quadword integers in xmm3/m128 from xmm2.</text:p>
          </table:table-cell>
        </table:table-row>
        <table:table-row table:style-name="ro1">
          <table:table-cell table:number-columns-repeated="7"/>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office:value-type="string">
            <text:p>MMX</text:p>
          </table:table-cell>
          <table:table-cell office:value-type="string">
            <text:p>psubsb</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office:value-type="string">
            <text:p>MMX</text:p>
          </table:table-cell>
          <table:table-cell office:value-type="string">
            <text:p>psubsw</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7"/>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7"/>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SE4_1</text:p>
          </table:table-cell>
          <table:table-cell table:style-name="ce4" office:value-type="string">
            <text:p>ptest</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number-columns-repeated="7"/>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4" office:value-type="string">
            <text:p>Interleave high-order quadword from xmm2 and xmm3/m128 into xmm1 register.</text:p>
          </table:table-cell>
        </table:table-row>
        <table:table-row table:style-name="ro1">
          <table:table-cell table:number-columns-repeated="7"/>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4" office:value-type="string">
            <text:p>Interleave low-order quadword from xmm2 and xmm3/m128 into xmm1 register.</text:p>
          </table:table-cell>
        </table:table-row>
        <table:table-row table:style-name="ro1">
          <table:table-cell table:number-columns-repeated="7"/>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q</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q</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table:table-cell table:style-name="ce4" office:value-type="string">
            <text:p>pushb</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table-cell office:value-type="string">
            <text:p>pushl</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number-columns-repeated="2"/>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number-columns-repeated="2"/>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number-columns-repeated="2"/>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number-columns-repeated="2"/>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table-cell office:value-type="string">
            <text:p>pushq</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table:table-cell table:style-name="ce4" office:value-type="string">
            <text:p>pushq</text:p>
          </table:table-cell>
          <table:table-cell table:style-name="ce4" office:value-type="string">
            <text:p>Push GS.</text:p>
          </table:table-cell>
        </table:table-row>
        <table:table-row table:style-name="ro1">
          <table:table-cell table:number-columns-repeated="7"/>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Push EAX, ECX, EDX, EBX, original ESP, EBP, ESI, and EDI.</text:p>
          </table:table-cell>
        </table:table-row>
        <table:table-row table:style-name="ro1">
          <table:table-cell table:number-columns-repeated="7"/>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fq</text:p>
          </table:table-cell>
          <table:table-cell table:style-name="ce4" office:value-type="string">
            <text:p>Push RFLAGS.</text:p>
          </table:table-cell>
        </table:table-row>
        <table:table-row table:style-name="ro1">
          <table:table-cell table:number-columns-repeated="7"/>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MMX</text:p>
          </table:table-cell>
          <table:table-cell table:style-name="ce4" office:value-type="string">
            <text:p>pxor</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pxor</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xor</text:p>
          </table:table-cell>
          <table:table-cell table:style-name="ce4" office:value-type="string">
            <text:p>Bitwise XOR of xmm3/m128 and xmm2.</text:p>
          </table:table-cell>
        </table:table-row>
        <table:table-row table:style-name="ro1">
          <table:table-cell table:number-columns-repeated="7"/>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once.</text:span></text:p>
          </table:table-cell>
        </table:table-row>
        <table:table-row table:style-name="ro1">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CL times.</text:span></text:p>
          </table:table-cell>
        </table:table-row>
        <table:table-row table:style-name="ro1">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imm8 times.</text:span></text:p>
          </table:table-cell>
        </table:table-row>
        <table:table-row table:style-name="ro1">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once. Uses a 6 bit count.</text:span></text:p>
          </table:table-cell>
        </table:table-row>
        <table:table-row table:style-name="ro1">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CL times.</text:span></text:p>
          </table:table-cell>
        </table:table-row>
        <table:table-row table:style-name="ro1">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imm8 times.</text:span></text:p>
          </table:table-cell>
        </table:table-row>
        <table:table-row table:style-name="ro1">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imm8 times. Uses a 6 bit count.</text:p>
          </table:table-cell>
        </table:table-row>
        <table:table-row table:style-name="ro1">
          <table:table-cell table:number-columns-repeated="7"/>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rcpps</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rcpps</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rcpps</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7"/>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rcpss</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rcpss</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fsbase</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fsbase</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gsbase</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gsbase</text:p>
          </table:table-cell>
          <table:table-cell table:style-name="ce4" office:value-type="string">
            <text:p>Load the 64-bit destination register with the GS base address.</text:p>
          </table:table-cell>
        </table:table-row>
        <table:table-row table:style-name="ro1">
          <table:table-cell table:number-columns-repeated="7"/>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row>
        <table:table-row table:style-name="ro1">
          <table:table-cell table:number-columns-repeated="4"/>
          <table:table-cell table:style-name="Default"/>
          <table:table-cell table:number-columns-repeated="2"/>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Default"/>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7"/>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office:value-type="string">
            <text:p>RDRAND</text:p>
          </table:table-cell>
          <table:table-cell table:style-name="ce4" office:value-type="string">
            <text:p>rdrand</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office:value-type="string">
            <text:p>RDRAND</text:p>
          </table:table-cell>
          <table:table-cell table:style-name="ce4" office:value-type="string">
            <text:p>rdrand</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DRAND</text:p>
          </table:table-cell>
          <table:table-cell table:style-name="ce4" office:value-type="string">
            <text:p>rdrand</text:p>
          </table:table-cell>
          <table:table-cell table:style-name="ce4" office:value-type="string">
            <text:p>Read a 64-bit random number and store in the destination register.</text:p>
          </table:table-cell>
        </table:table-row>
        <table:table-row table:style-name="ro1">
          <table:table-cell table:number-columns-repeated="7"/>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7"/>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7"/>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bytes from port DX into ES:[(E)DI].</text:p>
          </table:table-cell>
        </table:table-row>
        <table:table-row table:style-name="ro1">
          <table:table-cell table:style-name="ce4" office:value-type="string">
            <text:p>F3 REX.W+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ins</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doublewords from port DX into ES:[(E)DI].</text:p>
          </table:table-cell>
        </table:table-row>
        <table:table-row table:style-name="ro1">
          <table:table-cell table:style-name="ce4" office:value-type="string">
            <text:p>F3 REX.W+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ins</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movs</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movs</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outs</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outs</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lods</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lods</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stos</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stos</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cmps</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cmps</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scas</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scas</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cmps</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cmps</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scas</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scas</text:p>
          </table:table-cell>
          <table:table-cell table:style-name="ce4" office:value-type="string">
            <text:p>Find RAX, starting at [RDI].</text:p>
          </table:table-cell>
        </table:table-row>
        <table:table-row table:style-name="ro1">
          <table:table-cell table:number-columns-repeated="7"/>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table:table-cell table:style-name="ce4" office:value-type="string">
            <text:p>lretl</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Far return to calling procedure and pop imm16 bytes from stack.</text:p>
          </table:table-cell>
        </table:table-row>
        <table:table-row table:style-name="ro1">
          <table:table-cell table:number-columns-repeated="7"/>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pd</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d</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d</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7"/>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ps</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s</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s</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7"/>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sd</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sd</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4"/>
          <table:table-cell table:style-name="ce4"/>
          <table:table-cell table:number-columns-repeated="2"/>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ss</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ss</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7"/>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rsqrtps</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ps</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ps</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7"/>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rsqrtss</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ss</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7"/>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imm8 times.</text:p>
          </table:table-cell>
        </table:table-row>
        <table:table-row table:style-name="ro1">
          <table:table-cell table:number-columns-repeated="7"/>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4"/>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cas</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table:table-cell table:style-name="ce4" office:value-type="string">
            <text:p>scasl</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7"/>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table:table-cell table:style-name="ce4" office:value-type="string">
            <text:p>sete</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e</text:p>
          </table:table-cell>
          <table:table-cell table:style-name="ce4" office:value-type="string">
            <text:p>Set byte if zero (ZF=1).</text:p>
          </table:table-cell>
        </table:table-row>
        <table:table-row table:style-name="ro1">
          <table:table-cell table:number-columns-repeated="2"/>
          <table:table-cell table:style-name="ce4" table:number-columns-repeated="4"/>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7"/>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row>
        <table:table-row table:style-name="ro1">
          <table:table-cell table:number-columns-repeated="7"/>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table:table-cell table:style-name="ce4" office:value-type="string">
            <text:p>shldw</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table:table-cell table:style-name="ce4" office:value-type="string">
            <text:p>shldw</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table:table-cell table:style-name="ce4" office:value-type="string">
            <text:p>shldl</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dq</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table:table-cell table:style-name="ce4" office:value-type="string">
            <text:p>shld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dq</text:p>
          </table:table-cell>
          <table:table-cell table:style-name="ce4" office:value-type="string">
            <text:p>Shift r/m64 to left CL places while shifting bits from r64 in from the right.</text:p>
          </table:table-cell>
        </table:table-row>
        <table:table-row table:style-name="ro1">
          <table:table-cell table:number-columns-repeated="7"/>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table:table-cell table:style-name="ce4" office:value-type="string">
            <text:p>shrdw</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table:table-cell table:style-name="ce4" office:value-type="string">
            <text:p>shrdw</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table:table-cell table:style-name="ce4" office:value-type="string">
            <text:p>shrdl</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dq</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table:table-cell table:style-name="ce4" office:value-type="string">
            <text:p>shrd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dq</text:p>
          </table:table-cell>
          <table:table-cell table:style-name="ce4" office:value-type="string">
            <text:p>Shift r/m64 to right CL places while shifting bits from r64 in from the left.</text:p>
          </table:table-cell>
        </table:table-row>
        <table:table-row table:style-name="ro1">
          <table:table-cell table:number-columns-repeated="7"/>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shufpd</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d</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d</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7"/>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SE</text:p>
          </table:table-cell>
          <table:table-cell table:style-name="ce4" office:value-type="string">
            <text:p>shufps</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s</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s</text:p>
          </table:table-cell>
          <table:table-cell table:style-name="ce4" office:value-type="string">
            <text:p>Shuffle Packed single-precision floating-point values selected by imm8 from ymm2 and ymm3/mem.</text:p>
          </table:table-cell>
        </table:table-row>
        <table:table-row table:style-name="ro1">
          <table:table-cell table:number-columns-repeated="7"/>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table:table-cell table:style-name="ce4" office:value-type="string">
            <text:p>sidt</text:p>
          </table:table-cell>
          <table:table-cell table:style-name="ce4" office:value-type="string">
            <text:p>Store IDTR to m.</text:p>
          </table:table-cell>
        </table:table-row>
        <table:table-row table:style-name="ro1">
          <table:table-cell table:number-columns-repeated="7"/>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table:table-cell table:style-name="ce4" office:value-type="string">
            <text:p>sldtw</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table:table-cell table:style-name="ce4" office:value-type="string">
            <text:p>sldtq</text:p>
          </table:table-cell>
          <table:table-cell table:style-name="ce4" office:value-type="string">
            <text:p>Stores segment selector from LDTR in r64/m16.</text:p>
          </table:table-cell>
        </table:table-row>
        <table:table-row table:style-name="ro1">
          <table:table-cell table:number-columns-repeated="7"/>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table:table-cell table:style-name="ce4" office:value-type="string">
            <text:p>smsww</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table:table-cell table:style-name="ce4" office:value-type="string">
            <text:p>smswl</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table:table-cell table:style-name="ce4" office:value-type="string">
            <text:p>smswq</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7"/>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sqrtpd</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d</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d</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7"/>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sqrtps</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s</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s</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7"/>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sqrtsd</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sd</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7"/>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sqrtss</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ss</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table:table-cell table:style-name="ce4" office:value-type="string">
            <text:p>stc</text:p>
          </table:table-cell>
          <table:table-cell table:style-name="ce4" office:value-type="string">
            <text:p>Set CF flag.</text:p>
          </table:table-cell>
        </table:table-row>
        <table:table-row table:style-name="ro1">
          <table:table-cell table:number-columns-repeated="7"/>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table:table-cell table:style-name="ce4" office:value-type="string">
            <text:p>std</text:p>
          </table:table-cell>
          <table:table-cell table:style-name="ce4" office:value-type="string">
            <text:p>Set DF flag.</text:p>
          </table:table-cell>
        </table:table-row>
        <table:table-row table:style-name="ro1">
          <table:table-cell table:number-columns-repeated="7"/>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7"/>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SE</text:p>
          </table:table-cell>
          <table:table-cell table:style-name="ce4" office:value-type="string">
            <text:p>stmxcsr</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tmxcsr</text:p>
          </table:table-cell>
          <table:table-cell table:style-name="ce4" office:value-type="string">
            <text:p>Store contents of MXCSR register to m32.</text:p>
          </table:table-cell>
        </table:table-row>
        <table:table-row table:style-name="ro1">
          <table:table-cell table:number-columns-repeated="7"/>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tos</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table:table-cell table:style-name="ce4" office:value-type="string">
            <text:p>stosl</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7"/>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table:table-cell table:style-name="ce4" office:value-type="string">
            <text:p>str</text:p>
          </table:table-cell>
          <table:table-cell table:style-name="ce4" office:value-type="string">
            <text:p>Stores segment selector from TR in r/m16.</text:p>
          </table:table-cell>
        </table:table-row>
        <table:table-row table:style-name="ro1">
          <table:table-cell table:number-columns-repeated="7"/>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r/m64 from r64.</text:p>
          </table:table-cell>
        </table:table-row>
        <table:table-row table:style-name="ro1">
          <table:table-cell table:number-columns-repeated="7"/>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subpd</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d</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d</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7"/>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subps</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s</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s</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7"/>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subsd</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subsd</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7"/>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subss</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ubss</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7"/>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7"/>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7"/>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7"/>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7"/>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7"/>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r64 with r/m64; set SF, ZF, PF according to result.</text:p>
          </table:table-cell>
        </table:table-row>
        <table:table-row table:style-name="ro1">
          <table:table-cell table:number-columns-repeated="7"/>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ucomisd</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u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7"/>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ucomiss</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AVX</text:p>
          </table:table-cell>
          <table:table-cell table:style-name="ce4" office:value-type="string">
            <text:p>vu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7"/>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7"/>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unpckhpd</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d</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d</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7"/>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unpckhps</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s</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s</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7"/>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unpcklpd</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d</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d</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7"/>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unpcklps</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s</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s</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7"/>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AVX</text:p>
          </table:table-cell>
          <table:table-cell table:style-name="ce4" office:value-type="string">
            <text:p>vbroadcastss</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ss</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sd</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f128</text:p>
          </table:table-cell>
          <table:table-cell table:style-name="ce4" office:value-type="string">
            <text:p>Broadcast 128 bits of floating-point data in mem to low and high 128-bits in ymm1.</text:p>
          </table:table-cell>
        </table:table-row>
        <table:table-row table:style-name="ro1">
          <table:table-cell table:number-columns-repeated="7"/>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h2ps</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h2ps</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7"/>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s2ph</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s2ph</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7"/>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table:table-cell table:style-name="ce4" office:value-type="string">
            <text:p>verr</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table:table-cell table:style-name="ce4" office:value-type="string">
            <text:p>verw</text:p>
          </table:table-cell>
          <table:table-cell table:style-name="ce4" office:value-type="string">
            <text:p>Set ZF=1 if segment specified with r/m16 can be written.</text:p>
          </table:table-cell>
        </table:table-row>
        <table:table-row table:style-name="ro1">
          <table:table-cell table:number-columns-repeated="7"/>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extractf128</text:p>
          </table:table-cell>
          <table:table-cell table:style-name="ce4" office:value-type="string">
            <text:p>Extract 128 bits of packed floating-point values from ymm2 and store results in xmm1/mem.</text:p>
          </table:table-cell>
        </table:table-row>
        <table:table-row table:style-name="ro1">
          <table:table-cell table:number-columns-repeated="7"/>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insertf12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7"/>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store packed double-precision values from ymm2 using mask in ymm1.</text:p>
          </table:table-cell>
        </table:table-row>
        <table:table-row table:style-name="ro1">
          <table:table-cell table:number-columns-repeated="7"/>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ymm2/mem using controls from imm8.</text:p>
          </table:table-cell>
        </table:table-row>
        <table:table-row table:style-name="ro1">
          <table:table-cell table:number-columns-repeated="7"/>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7"/>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2f12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7"/>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7"/>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AVX</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7"/>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AVX</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7"/>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7"/>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7"/>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GS base address with the 64-bit value in the source register.</text:p>
          </table:table-cell>
        </table:table-row>
        <table:table-row table:style-name="ro1">
          <table:table-cell table:number-columns-repeated="7"/>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7"/>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table:table-cell table:style-name="ce4" office:value-type="string">
            <text:p>xaddw</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table:table-cell table:style-name="ce4" office:value-type="string">
            <text:p>xaddl</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addq</text:p>
          </table:table-cell>
          <table:table-cell table:style-name="ce4" office:value-type="string">
            <text:p>Exchange r64 and r/m64; load sum into r/m64.</text:p>
          </table:table-cell>
        </table:table-row>
        <table:table-row table:style-name="ro1">
          <table:table-cell table:number-columns-repeated="7"/>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quadword from r/m64 with r64.</text:p>
          </table:table-cell>
        </table:table-row>
        <table:table-row table:style-name="ro1">
          <table:table-cell table:number-columns-repeated="7"/>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7"/>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table:table-cell table:style-name="ce4" office:value-type="string">
            <text:p>xlat</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7"/>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64 XOR r/m64.</text:p>
          </table:table-cell>
        </table:table-row>
        <table:table-row table:style-name="ro1">
          <table:table-cell table:number-columns-repeated="7"/>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xorpd</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d</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d</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7"/>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xorps</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s</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s</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7"/>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table:table-cell table:style-name="ce4" office:value-type="string">
            <text:p>xrstor</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rstor64</text:p>
          </table:table-cell>
          <table:table-cell table:style-name="ce4" office:value-type="string">
            <text:p>Restore processor extended states from memory. The states are specified by EDX:EAX</text:p>
          </table:table-cell>
        </table:table-row>
        <table:table-row table:style-name="ro1">
          <table:table-cell table:number-columns-repeated="7"/>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table:table-cell table:style-name="ce4" office:value-type="string">
            <text:p>xsave</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save64</text:p>
          </table:table-cell>
          <table:table-cell table:style-name="ce4" office:value-type="string">
            <text:p>Save processor extended states to memory. The states are specified by EDX:EAX</text:p>
          </table:table-cell>
        </table:table-row>
        <table:table-row table:style-name="ro1">
          <table:table-cell table:number-columns-repeated="7"/>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xsaveopt</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xsaveopt64</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7"/>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2">00/00/0000</text:date>, <text:time style:data-style-name="N2" text:time-value="0000-00-00T13:43: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02T14:19:11</dc:date>
    <meta:editing-duration>P2DT17H7M1S</meta:editing-duration>
    <meta:editing-cycles>222</meta:editing-cycles>
    <meta:generator>LibreOffice/3.6$MacOSX_x86 LibreOffice_project/e29a214-2bbed72-0621de6-a97528c-8f066d</meta:generator>
    <meta:document-statistic meta:table-count="1" meta:cell-count="12572" meta:object-count="0"/>
  </office:meta>
</office:document-meta>
</file>